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1c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ELANGA</text:span><text:span text:style-name="T3"><text:tab/></text:span><text:span text:style-name="T2">Prénom : </text:span><text:span text:style-name="T1">CHRISTEL</text:span></text:p>
      <text:p text:style-name="P3">Date de naissance : </text:p>
      <text:p text:style-name="P2"/>
      <text:p text:style-name="P4">Date de demande de l'examen : <text:span text:style-name="T1">20 Avril 2017</text:span></text:p>
      <text:p text:style-name="P4">Nom du prescripteur : <text:span text:style-name="T4">dr bell olga</text:span><text:tab/></text:p>
      <text:p text:style-name="P4">Nom du service prescripteur de l'examen :<text:span text:style-name="T4">gyneco</text:span> <text:tab/></text:p>
      <text:p text:style-name="Heading_20_2"/>
      <text:p text:style-name="Heading_20_2">Test urinaire</text:p>
      <text:list xml:id="list2177665639999564382" text:style-name="L1">
        <text:list-item>
          <text:p text:style-name="P5">Examen direct Diplocoque : <text:tab/></text:p>
        </text:list-item>
      </text:list>
      <text:p text:style-name="Heading_20_2">Test rapide</text:p>
      <text:list xml:id="list134720735212775" text:style-name="L1">
        <text:list-item>
          <text:p text:style-name="P5">Test rapide syphilis : <text:tab/></text:p>
        </text:list-item>
      </text:list>
      <text:list xml:id="list134722291929523" text:style-name="L1">
        <text:list-item>
          <text:p text:style-name="P5">Test chlamydia : <text:tab/></text:p>
        </text:list-item>
      </text:list>
      <text:list xml:id="list134721867933571" text:style-name="L1">
        <text:list-item>
          <text:p text:style-name="P5">Dépistage des hépatites B : <text:tab/></text:p>
        </text:list-item>
      </text:list>
      <text:list xml:id="list134720571828516" text:style-name="L1">
        <text:list-item>
          <text:p text:style-name="P5">Dépistage des hépatites C : <text:tab/></text:p>
        </text:list-item>
      </text:list>
      <text:list xml:id="list134720705541085" text:style-name="L1">
        <text:list-item>
          <text:p text:style-name="P5">Dépistage VIH test 1 : <text:tab/></text:p>
        </text:list-item>
      </text:list>
      <text:p text:style-name="P6">Prescription d’examen imagerie</text:p>
      <text:p text:style-name="P1"><text:span text:style-name="T2">Nom du patient : </text:span><text:span text:style-name="T1">ELANGA</text:span><text:span text:style-name="T3"><text:tab/></text:span><text:span text:style-name="T2">Prénom : </text:span><text:span text:style-name="T1">CHRISTEL</text:span></text:p>
      <text:p text:style-name="P3">Date de naissance : </text:p>
      <text:p text:style-name="P2"/>
      <text:p text:style-name="P4">Date de demande de l'examen : <text:span text:style-name="T1">20 Avril 2017</text:span></text:p>
      <text:p text:style-name="P4">Nom du prescripteur : <text:tab/></text:p>
      <text:p text:style-name="P4">Nom du service prescripteur de l'examen : <text:tab/></text:p>
      <text:p text:style-name="Heading_20_2"/>
      <text:p text:style-name="Heading_20_2">Echographie</text:p>
      <text:list xml:id="list134721424898041" text:style-name="L1">
        <text:list-item>
          <text:p text:style-name="P5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4-20T13:48:20.252012245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2" meta:paragraph-count="22" meta:word-count="113" meta:character-count="627" meta:non-whitespace-character-count="520"/>
  </office:meta>
</office:document-meta>
</file>